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Xavi Gargallo Jane</text:p>
      <text:p text:style-name="P2">E-commerce Project</text:p>
      <text:p text:style-name="Standard"/>
      <text:p text:style-name="Standard">This project will be about an E-commerce site to sell digital goods and software.</text:p>
      <text:p text:style-name="Standard"/>
      <text:p text:style-name="Standard">This will be a real project for a friend who has designed several music sofware about sound effects foot pedal from the branch <text:span text:style-name="T1">Helix</text:span>.</text:p>
      <text:p text:style-name="Standard"/>
      <text:p text:style-name="Standard">The designed will be a Business card website concept adding the opportunity to purchase digital goods through a pay platform called <text:span text:style-name="T1">Gumroad</text:span>.</text:p>
      <text:p text:style-name="Standard"/>
      <text:p text:style-name="Standard">The project will also be extendible to sell more things in the long run if the website traffic increase </text:p>
      <text:p text:style-name="Standard">and SEO is working and making money for us.</text:p>
      <text:p text:style-name="Standard"/>
      <text:p text:style-name="P1">Services of the Project</text:p>
      <text:p text:style-name="P3">Users will find this site searching through Google about technical staf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Xavi Jan</meta:initial-creator>
    <meta:creation-date>2019-03-29T12:32:56.45</meta:creation-date>
    <dc:date>2019-03-29T12:58:42.54</dc:date>
    <dc:creator>Xavi Jan</dc:creator>
    <meta:editing-duration>PT25M46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9" meta:word-count="108" meta:character-count="642"/>
  </office:meta>
</office:document-meta>
</file>